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style-name="gr1" draw:text-style-name="P1" svg:width="11.189cm" svg:height="6.294cm" svg:x="20.031cm" svg:y="1.563cm">
            <draw:object draw:notify-on-update-of-ranges="Tabelle1.A24:Tabelle1.A29 Tabelle1.B3:Tabelle1.B3 Tabelle1.B24:Tabelle1.B29 Tabelle1.A24:Tabelle1.A29 Tabelle1.C3:Tabelle1.C3 Tabelle1.C24:Tabelle1.C29 Tabelle1.A24:Tabelle1.A29 Tabelle1.D3:Tabelle1.D3 Tabelle1.D24:Tabelle1.D2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score to win</text:p>
          </table:table-cell>
          <table:table-cell office:value-type="string" calcext:value-type="string">
            <text:p>Player 1</text:p>
          </table:table-cell>
          <table:table-cell office:value-type="string" calcext:value-type="string">
            <text:p>Player 2</text:p>
          </table:table-cell>
          <table:table-cell office:value-type="string" calcext:value-type="string">
            <text:p>time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0498" calcext:value-type="float">
            <text:p>30498</text:p>
          </table:table-cell>
          <table:table-cell office:value-type="float" office:value="7203" calcext:value-type="float">
            <text:p>7203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s</text:p>
          </table:table-cell>
          <table:table-cell table:formula="of:=[.D4]/3600" office:value-type="float" office:value="0.0000111111111111111" calcext:value-type="float">
            <text:p>1,11111111111111E-05</text:p>
          </table:table-cell>
          <table:table-cell office:value-type="string" calcext:value-type="string">
            <text:p>h</text:p>
          </table:table-cell>
          <table:table-cell table:formula="of:=[.F4]/24" office:value-type="float" office:value="0.000000462962962962963" calcext:value-type="float">
            <text:p>4,62962962962963E-07</text:p>
          </table:table-cell>
          <table:table-cell office:value-type="string" calcext:value-type="string">
            <text:p>tag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7019" calcext:value-type="float">
            <text:p>127019</text:p>
          </table:table-cell>
          <table:table-cell office:value-type="float" office:value="152976" calcext:value-type="float">
            <text:p>152976</text:p>
          </table:table-cell>
          <table:table-cell office:value-type="float" office:value="0.288" calcext:value-type="float">
            <text:p>0,288</text:p>
          </table:table-cell>
          <table:table-cell office:value-type="string" calcext:value-type="string">
            <text:p>s</text:p>
          </table:table-cell>
          <table:table-cell table:formula="of:=[.D5]/3600" office:value-type="float" office:value="0.00008" calcext:value-type="float">
            <text:p>8E-05</text:p>
          </table:table-cell>
          <table:table-cell office:value-type="string" calcext:value-type="string">
            <text:p>h</text:p>
          </table:table-cell>
          <table:table-cell table:formula="of:=[.F5]/24" office:value-type="float" office:value="0.00000333333333333333" calcext:value-type="float">
            <text:p>3,33333333333333E-06</text:p>
          </table:table-cell>
          <table:table-cell office:value-type="string" calcext:value-type="string">
            <text:p>tag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55661" calcext:value-type="float">
            <text:p>655661</text:p>
          </table:table-cell>
          <table:table-cell office:value-type="float" office:value="1048978" calcext:value-type="float">
            <text:p>1048978</text:p>
          </table:table-cell>
          <table:table-cell office:value-type="float" office:value="1.394" calcext:value-type="float">
            <text:p>1,394</text:p>
          </table:table-cell>
          <table:table-cell office:value-type="string" calcext:value-type="string">
            <text:p>s</text:p>
          </table:table-cell>
          <table:table-cell table:formula="of:=[.D6]/3600" office:value-type="float" office:value="0.000387222222222222" calcext:value-type="float">
            <text:p>0,000387222222222</text:p>
          </table:table-cell>
          <table:table-cell office:value-type="string" calcext:value-type="string">
            <text:p>h</text:p>
          </table:table-cell>
          <table:table-cell table:formula="of:=[.F6]/24" office:value-type="float" office:value="0.0000161342592592593" calcext:value-type="float">
            <text:p>1,61342592592593E-05</text:p>
          </table:table-cell>
          <table:table-cell office:value-type="string" calcext:value-type="string">
            <text:p>tag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008007" calcext:value-type="float">
            <text:p>4008007</text:p>
          </table:table-cell>
          <table:table-cell office:value-type="float" office:value="4049420" calcext:value-type="float">
            <text:p>4049420</text:p>
          </table:table-cell>
          <table:table-cell office:value-type="float" office:value="6.821" calcext:value-type="float">
            <text:p>6,821</text:p>
          </table:table-cell>
          <table:table-cell office:value-type="string" calcext:value-type="string">
            <text:p>s</text:p>
          </table:table-cell>
          <table:table-cell table:formula="of:=[.D7]/3600" office:value-type="float" office:value="0.00189472222222222" calcext:value-type="float">
            <text:p>0,001894722222222</text:p>
          </table:table-cell>
          <table:table-cell office:value-type="string" calcext:value-type="string">
            <text:p>h</text:p>
          </table:table-cell>
          <table:table-cell table:formula="of:=[.F7]/24" office:value-type="float" office:value="0.0000789467592592593" calcext:value-type="float">
            <text:p>7,89467592592593E-05</text:p>
          </table:table-cell>
          <table:table-cell office:value-type="string" calcext:value-type="string">
            <text:p>tag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973591" calcext:value-type="float">
            <text:p>18973591</text:p>
          </table:table-cell>
          <table:table-cell office:value-type="float" office:value="12657100" calcext:value-type="float">
            <text:p>12657100</text:p>
          </table:table-cell>
          <table:table-cell office:value-type="float" office:value="27.284" calcext:value-type="float">
            <text:p>27,284</text:p>
          </table:table-cell>
          <table:table-cell office:value-type="string" calcext:value-type="string">
            <text:p>s</text:p>
          </table:table-cell>
          <table:table-cell table:formula="of:=[.D8]/3600" office:value-type="float" office:value="0.00757888888888889" calcext:value-type="float">
            <text:p>0,007578888888889</text:p>
          </table:table-cell>
          <table:table-cell office:value-type="string" calcext:value-type="string">
            <text:p>h</text:p>
          </table:table-cell>
          <table:table-cell table:formula="of:=[.F8]/24" office:value-type="float" office:value="0.000315787037037037" calcext:value-type="float">
            <text:p>0,000315787037037</text:p>
          </table:table-cell>
          <table:table-cell office:value-type="string" calcext:value-type="string">
            <text:p>tag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0197150" calcext:value-type="float">
            <text:p>90197150</text:p>
          </table:table-cell>
          <table:table-cell office:value-type="float" office:value="47304735" calcext:value-type="float">
            <text:p>47304735</text:p>
          </table:table-cell>
          <table:table-cell office:value-type="float" office:value="115.457" calcext:value-type="float">
            <text:p>115,457</text:p>
          </table:table-cell>
          <table:table-cell office:value-type="string" calcext:value-type="string">
            <text:p>s</text:p>
          </table:table-cell>
          <table:table-cell table:formula="of:=[.D9]/3600" office:value-type="float" office:value="0.0320713888888889" calcext:value-type="float">
            <text:p>0,032071388888889</text:p>
          </table:table-cell>
          <table:table-cell office:value-type="string" calcext:value-type="string">
            <text:p>h</text:p>
          </table:table-cell>
          <table:table-cell table:formula="of:=[.F9]/24" office:value-type="float" office:value="0.00133630787037037" calcext:value-type="float">
            <text:p>0,00133630787037</text:p>
          </table:table-cell>
          <table:table-cell office:value-type="string" calcext:value-type="string">
            <text:p>tag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54323519" calcext:value-type="float">
            <text:p>454323519</text:p>
          </table:table-cell>
          <table:table-cell office:value-type="float" office:value="217150220" calcext:value-type="float">
            <text:p>217150220</text:p>
          </table:table-cell>
          <table:table-cell office:value-type="float" office:value="577.92" calcext:value-type="float">
            <text:p>577,92</text:p>
          </table:table-cell>
          <table:table-cell office:value-type="string" calcext:value-type="string">
            <text:p>s</text:p>
          </table:table-cell>
          <table:table-cell table:formula="of:=[.D10]/3600" office:value-type="float" office:value="0.160533333333333" calcext:value-type="float">
            <text:p>0,160533333333333</text:p>
          </table:table-cell>
          <table:table-cell office:value-type="string" calcext:value-type="string">
            <text:p>h</text:p>
          </table:table-cell>
          <table:table-cell table:formula="of:=[.F10]/24" office:value-type="float" office:value="0.00668888888888889" calcext:value-type="float">
            <text:p>0,006688888888889</text:p>
          </table:table-cell>
          <table:table-cell office:value-type="string" calcext:value-type="string">
            <text:p>tag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  <table:table-cell table:formula="of:=[.D10]*[.D$32]" office:value-type="float" office:value="2655.02981328535" calcext:value-type="float">
            <text:p>2655,02981328535</text:p>
          </table:table-cell>
          <table:table-cell office:value-type="string" calcext:value-type="string">
            <text:p>s</text:p>
          </table:table-cell>
          <table:table-cell table:formula="of:=[.D11]/3600" office:value-type="float" office:value="0.737508281468151" calcext:value-type="float">
            <text:p>0,737508281468151</text:p>
          </table:table-cell>
          <table:table-cell office:value-type="string" calcext:value-type="string">
            <text:p>h</text:p>
          </table:table-cell>
          <table:table-cell table:formula="of:=[.F11]/24" office:value-type="float" office:value="0.0307295117278396" calcext:value-type="float">
            <text:p>0,03072951172784</text:p>
          </table:table-cell>
          <table:table-cell office:value-type="string" calcext:value-type="string">
            <text:p>tag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table:formula="of:=[.D11]*[.D$32]" office:value-type="float" office:value="12197.5071107316" calcext:value-type="float">
            <text:p>12197,5071107316</text:p>
          </table:table-cell>
          <table:table-cell office:value-type="string" calcext:value-type="string">
            <text:p>s</text:p>
          </table:table-cell>
          <table:table-cell table:formula="of:=[.D12]/3600" office:value-type="float" office:value="3.38819641964767" calcext:value-type="float">
            <text:p>3,38819641964767</text:p>
          </table:table-cell>
          <table:table-cell office:value-type="string" calcext:value-type="string">
            <text:p>h</text:p>
          </table:table-cell>
          <table:table-cell table:formula="of:=[.F12]/24" office:value-type="float" office:value="0.141174850818653" calcext:value-type="float">
            <text:p>0,141174850818653</text:p>
          </table:table-cell>
          <table:table-cell office:value-type="string" calcext:value-type="string">
            <text:p>tag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  <table:table-cell table:formula="of:=[.D12]*[.D$32]" office:value-type="float" office:value="56036.7265828357" calcext:value-type="float">
            <text:p>56036,7265828357</text:p>
          </table:table-cell>
          <table:table-cell office:value-type="string" calcext:value-type="string">
            <text:p>s</text:p>
          </table:table-cell>
          <table:table-cell table:formula="of:=[.D13]/3600" office:value-type="float" office:value="15.565757384121" calcext:value-type="float">
            <text:p>15,565757384121</text:p>
          </table:table-cell>
          <table:table-cell office:value-type="string" calcext:value-type="string">
            <text:p>h</text:p>
          </table:table-cell>
          <table:table-cell table:formula="of:=[.F13]/24" office:value-type="float" office:value="0.648573224338376" calcext:value-type="float">
            <text:p>0,648573224338376</text:p>
          </table:table-cell>
          <table:table-cell office:value-type="string" calcext:value-type="string">
            <text:p>tag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  <table:table-cell table:formula="of:=[.D13]*[.D$32]" office:value-type="float" office:value="257439.056818155" calcext:value-type="float">
            <text:p>257439,056818155</text:p>
          </table:table-cell>
          <table:table-cell office:value-type="string" calcext:value-type="string">
            <text:p>s</text:p>
          </table:table-cell>
          <table:table-cell table:formula="of:=[.D14]/3600" office:value-type="float" office:value="71.5108491161542" calcext:value-type="float">
            <text:p>71,5108491161542</text:p>
          </table:table-cell>
          <table:table-cell office:value-type="string" calcext:value-type="string">
            <text:p>h</text:p>
          </table:table-cell>
          <table:table-cell table:formula="of:=[.F14]/24" office:value-type="float" office:value="2.97961871317309" calcext:value-type="float">
            <text:p>2,97961871317309</text:p>
          </table:table-cell>
          <table:table-cell office:value-type="string" calcext:value-type="string">
            <text:p>tag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  <table:table-cell table:formula="of:=[.D14]*[.D$32]" office:value-type="float" office:value="1182704.13025378" calcext:value-type="float">
            <text:p>1182704,13025378</text:p>
          </table:table-cell>
          <table:table-cell office:value-type="string" calcext:value-type="string">
            <text:p>s</text:p>
          </table:table-cell>
          <table:table-cell table:formula="of:=[.D15]/3600" office:value-type="float" office:value="328.528925070493" calcext:value-type="float">
            <text:p>328,528925070493</text:p>
          </table:table-cell>
          <table:table-cell office:value-type="string" calcext:value-type="string">
            <text:p>h</text:p>
          </table:table-cell>
          <table:table-cell table:formula="of:=[.F15]/24" office:value-type="float" office:value="13.6887052112706" calcext:value-type="float">
            <text:p>13,6887052112706</text:p>
          </table:table-cell>
          <table:table-cell office:value-type="string" calcext:value-type="string">
            <text:p>tage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  <table:table-cell table:formula="of:=[.D15]*[.D$32]" office:value-type="float" office:value="5433476.47791993" calcext:value-type="float">
            <text:p>5433476,47791993</text:p>
          </table:table-cell>
          <table:table-cell office:value-type="string" calcext:value-type="string">
            <text:p>s</text:p>
          </table:table-cell>
          <table:table-cell table:formula="of:=[.D16]/3600" office:value-type="float" office:value="1509.29902164443" calcext:value-type="float">
            <text:p>1509,29902164443</text:p>
          </table:table-cell>
          <table:table-cell office:value-type="string" calcext:value-type="string">
            <text:p>h</text:p>
          </table:table-cell>
          <table:table-cell table:formula="of:=[.F16]/24" office:value-type="float" office:value="62.8874592351844" calcext:value-type="float">
            <text:p>62,8874592351844</text:p>
          </table:table-cell>
          <table:table-cell office:value-type="string" calcext:value-type="string">
            <text:p>tage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/>
          <table:table-cell table:formula="of:=[.D16]*[.D$32]" office:value-type="float" office:value="24962005.1887148" calcext:value-type="float">
            <text:p>24962005,1887148</text:p>
          </table:table-cell>
          <table:table-cell office:value-type="string" calcext:value-type="string">
            <text:p>s</text:p>
          </table:table-cell>
          <table:table-cell table:formula="of:=[.D17]/3600" office:value-type="float" office:value="6933.89033019856" calcext:value-type="float">
            <text:p>6933,89033019856</text:p>
          </table:table-cell>
          <table:table-cell office:value-type="string" calcext:value-type="string">
            <text:p>h</text:p>
          </table:table-cell>
          <table:table-cell table:formula="of:=[.F17]/24" office:value-type="float" office:value="288.912097091607" calcext:value-type="float">
            <text:p>288,912097091607</text:p>
          </table:table-cell>
          <table:table-cell office:value-type="string" calcext:value-type="string">
            <text:p>tag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  <table:table-cell table:formula="of:=[.D17]*[.D$32]" office:value-type="float" office:value="114678273.766994" calcext:value-type="float">
            <text:p>114678273,766994</text:p>
          </table:table-cell>
          <table:table-cell office:value-type="string" calcext:value-type="string">
            <text:p>s</text:p>
          </table:table-cell>
          <table:table-cell table:formula="of:=[.D18]/3600" office:value-type="float" office:value="31855.0760463873" calcext:value-type="float">
            <text:p>31855,0760463873</text:p>
          </table:table-cell>
          <table:table-cell office:value-type="string" calcext:value-type="string">
            <text:p>h</text:p>
          </table:table-cell>
          <table:table-cell table:formula="of:=[.F18]/24" office:value-type="float" office:value="1327.29483526614" calcext:value-type="float">
            <text:p>1327,29483526614</text:p>
          </table:table-cell>
          <table:table-cell office:value-type="string" calcext:value-type="string">
            <text:p>tage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/>
          <table:table-cell table:formula="of:=[.D18]*[.D$32]" office:value-type="float" office:value="526844953.951185" calcext:value-type="float">
            <text:p>526844953,951185</text:p>
          </table:table-cell>
          <table:table-cell office:value-type="string" calcext:value-type="string">
            <text:p>s</text:p>
          </table:table-cell>
          <table:table-cell table:formula="of:=[.D19]/3600" office:value-type="float" office:value="146345.820541996" calcext:value-type="float">
            <text:p>146345,820541996</text:p>
          </table:table-cell>
          <table:table-cell office:value-type="string" calcext:value-type="string">
            <text:p>h</text:p>
          </table:table-cell>
          <table:table-cell table:formula="of:=[.F19]/24" office:value-type="float" office:value="6097.74252258316" calcext:value-type="float">
            <text:p>6097,74252258316</text:p>
          </table:table-cell>
          <table:table-cell office:value-type="string" calcext:value-type="string">
            <text:p>tage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5"/>
          <table:table-cell table:style-name="ce1"/>
          <table:table-cell/>
          <table:table-cell table:style-name="ce1"/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formula="of:=[.A4]" office:value-type="float" office:value="6" calcext:value-type="float">
            <text:p>6</text:p>
          </table:table-cell>
          <table:table-cell table:formula="of:=[.B5]/[.B4]" office:value-type="float" office:value="4.16483048068726" calcext:value-type="float">
            <text:p>4,16483048068726</text:p>
          </table:table-cell>
          <table:table-cell table:formula="of:=[.C5]/[.C4]" office:value-type="float" office:value="21.23781757601" calcext:value-type="float">
            <text:p>21,23781757601</text:p>
          </table:table-cell>
          <table:table-cell table:formula="of:=[.D5]/[.D4]" office:value-type="float" office:value="7.2" calcext:value-type="float">
            <text:p>7,2</text:p>
          </table:table-cell>
          <table:table-cell table:number-columns-repeated="5"/>
        </table:table-row>
        <table:table-row table:style-name="ro1">
          <table:table-cell table:formula="of:=[.A5]" office:value-type="float" office:value="7" calcext:value-type="float">
            <text:p>7</text:p>
          </table:table-cell>
          <table:table-cell table:formula="of:=[.B6]/[.B5]" office:value-type="float" office:value="5.1619127847015" calcext:value-type="float">
            <text:p>5,1619127847015</text:p>
          </table:table-cell>
          <table:table-cell table:formula="of:=[.C6]/[.C5]" office:value-type="float" office:value="6.85714098943625" calcext:value-type="float">
            <text:p>6,85714098943625</text:p>
          </table:table-cell>
          <table:table-cell table:formula="of:=[.D6]/[.D5]" office:value-type="float" office:value="4.84027777777778" calcext:value-type="float">
            <text:p>4,84027777777778</text:p>
          </table:table-cell>
          <table:table-cell table:number-columns-repeated="5"/>
        </table:table-row>
        <table:table-row table:style-name="ro1">
          <table:table-cell table:formula="of:=[.A6]" office:value-type="float" office:value="8" calcext:value-type="float">
            <text:p>8</text:p>
          </table:table-cell>
          <table:table-cell table:formula="of:=[.B7]/[.B6]" office:value-type="float" office:value="6.11292573448779" calcext:value-type="float">
            <text:p>6,11292573448779</text:p>
          </table:table-cell>
          <table:table-cell table:formula="of:=[.C7]/[.C6]" office:value-type="float" office:value="3.86034788146177" calcext:value-type="float">
            <text:p>3,86034788146177</text:p>
          </table:table-cell>
          <table:table-cell table:formula="of:=[.D7]/[.D6]" office:value-type="float" office:value="4.89311334289813" calcext:value-type="float">
            <text:p>4,89311334289813</text:p>
          </table:table-cell>
          <table:table-cell table:number-columns-repeated="5"/>
        </table:table-row>
        <table:table-row table:style-name="ro1">
          <table:table-cell table:formula="of:=[.A7]" office:value-type="float" office:value="9" calcext:value-type="float">
            <text:p>9</text:p>
          </table:table-cell>
          <table:table-cell table:formula="of:=[.B8]/[.B7]" office:value-type="float" office:value="4.73392162239238" calcext:value-type="float">
            <text:p>4,73392162239238</text:p>
          </table:table-cell>
          <table:table-cell table:formula="of:=[.C8]/[.C7]" office:value-type="float" office:value="3.12565750156813" calcext:value-type="float">
            <text:p>3,12565750156813</text:p>
          </table:table-cell>
          <table:table-cell table:formula="of:=[.D8]/[.D7]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formula="of:=[.A8]" office:value-type="float" office:value="10" calcext:value-type="float">
            <text:p>10</text:p>
          </table:table-cell>
          <table:table-cell table:formula="of:=[.B9]/[.B8]" office:value-type="float" office:value="4.75382598897594" calcext:value-type="float">
            <text:p>4,75382598897594</text:p>
          </table:table-cell>
          <table:table-cell table:formula="of:=[.C9]/[.C8]" office:value-type="float" office:value="3.73740706796976" calcext:value-type="float">
            <text:p>3,73740706796976</text:p>
          </table:table-cell>
          <table:table-cell table:formula="of:=[.D9]/[.D8]" office:value-type="float" office:value="4.23167424131359" calcext:value-type="float">
            <text:p>4,23167424131359</text:p>
          </table:table-cell>
          <table:table-cell table:number-columns-repeated="5"/>
        </table:table-row>
        <table:table-row table:style-name="ro1">
          <table:table-cell table:formula="of:=[.A9]" office:value-type="float" office:value="11" calcext:value-type="float">
            <text:p>11</text:p>
          </table:table-cell>
          <table:table-cell table:formula="of:=[.B10]/[.B9]" office:value-type="float" office:value="5.03700526014403" calcext:value-type="float">
            <text:p>5,03700526014403</text:p>
          </table:table-cell>
          <table:table-cell table:formula="of:=[.C10]/[.C9]" office:value-type="float" office:value="4.59045421140188" calcext:value-type="float">
            <text:p>4,59045421140188</text:p>
          </table:table-cell>
          <table:table-cell table:formula="of:=[.D10]/[.D9]" office:value-type="float" office:value="5.00549988307335" calcext:value-type="float">
            <text:p>5,00549988307335</text:p>
          </table:table-cell>
          <table:table-cell table:number-columns-repeated="5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factor</text:p>
          </table:table-cell>
          <table:table-cell table:formula="of:=AVERAGE([.D25:.D29])" office:value-type="float" office:value="4.59411304901257" calcext:value-type="float">
            <text:p>4,59411304901257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1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1T10:05:17.753940292</meta:creation-date>
    <dc:date>2021-12-21T10:24:46.237715599</dc:date>
    <meta:editing-duration>PT9M4S</meta:editing-duration>
    <meta:editing-cycles>1</meta:editing-cycles>
    <meta:document-statistic meta:table-count="1" meta:cell-count="156" meta:object-count="1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19cm" svg:height="6.295cm" xlink:href=".." xlink:type="simple" chart:class="chart:scatter" chart:style-name="ch1">
        <chart:legend chart:legend-position="end" svg:x="8.576cm" svg:y="2.35cm" style:legend-expansion="high" chart:style-name="ch2"/>
        <chart:plot-area chart:style-name="ch3" table:cell-range-address="Tabelle1.A24:Tabelle1.D29 Tabelle1.B3:Tabelle1.D3" chart:data-source-has-labels="row" svg:x="0.223cm" svg:y="0.125cm" svg:width="8.13cm" svg:height="6.045cm">
          <chartooo:coordinate-region svg:x="0.659cm" svg:y="0.324cm" svg:width="7.322cm" svg:height="5.1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abelle1.B24:Tabelle1.B29" chart:label-cell-address="Tabelle1.B3:Tabelle1.B3" chart:class="chart:scatter">
            <chart:domain table:cell-range-address="Tabelle1.A24:Tabelle1.A29"/>
            <chart:data-point chart:repeated="6"/>
          </chart:series>
          <chart:series chart:style-name="ch8" chart:values-cell-range-address="Tabelle1.C24:Tabelle1.C29" chart:label-cell-address="Tabelle1.C3:Tabelle1.C3" chart:class="chart:scatter">
            <chart:data-point chart:repeated="6"/>
          </chart:series>
          <chart:series chart:style-name="ch9" chart:values-cell-range-address="Tabelle1.D24:Tabelle1.D29" chart:label-cell-address="Tabelle1.D3:Tabelle1.D3" chart:class="chart:scatte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Player 1</text:p>
                <draw:g>
                  <svg:desc>Tabelle1.B3:Tabelle1.B3</svg:desc>
                </draw:g>
              </table:table-cell>
              <table:table-cell office:value-type="string">
                <text:p>Player 2</text:p>
                <draw:g>
                  <svg:desc>Tabelle1.C3:Tabelle1.C3</svg:desc>
                </draw:g>
              </table:table-cell>
              <table:table-cell office:value-type="string">
                <text:p>time</text:p>
                <draw:g>
                  <svg:desc>Tabelle1.D3:Tabelle1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">
                <text:p>6</text:p>
                <draw:g>
                  <svg:desc>Tabelle1.A24:Tabelle1.A29</svg:desc>
                </draw:g>
              </table:table-cell>
              <table:table-cell office:value-type="float" office:value="4.16483048068726">
                <text:p>4.16483048068726</text:p>
                <draw:g>
                  <svg:desc>Tabelle1.B24:Tabelle1.B29</svg:desc>
                </draw:g>
              </table:table-cell>
              <table:table-cell office:value-type="float" office:value="21.23781757601">
                <text:p>21.23781757601</text:p>
                <draw:g>
                  <svg:desc>Tabelle1.C24:Tabelle1.C29</svg:desc>
                </draw:g>
              </table:table-cell>
              <table:table-cell office:value-type="float" office:value="7.2">
                <text:p>7.2</text:p>
                <draw:g>
                  <svg:desc>Tabelle1.D24:Tabelle1.D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5.1619127847015">
                <text:p>5.1619127847015</text:p>
              </table:table-cell>
              <table:table-cell office:value-type="float" office:value="6.85714098943625">
                <text:p>6.85714098943625</text:p>
              </table:table-cell>
              <table:table-cell office:value-type="float" office:value="4.84027777777778">
                <text:p>4.840277777777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6.11292573448779">
                <text:p>6.11292573448779</text:p>
              </table:table-cell>
              <table:table-cell office:value-type="float" office:value="3.86034788146177">
                <text:p>3.86034788146177</text:p>
              </table:table-cell>
              <table:table-cell office:value-type="float" office:value="4.89311334289813">
                <text:p>4.893113342898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4.73392162239238">
                <text:p>4.73392162239238</text:p>
              </table:table-cell>
              <table:table-cell office:value-type="float" office:value="3.12565750156813">
                <text:p>3.125657501568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4.75382598897594">
                <text:p>4.75382598897594</text:p>
              </table:table-cell>
              <table:table-cell office:value-type="float" office:value="3.73740706796976">
                <text:p>3.73740706796976</text:p>
              </table:table-cell>
              <table:table-cell office:value-type="float" office:value="4.23167424131359">
                <text:p>4.231674241313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5.03700526014403">
                <text:p>5.03700526014403</text:p>
              </table:table-cell>
              <table:table-cell office:value-type="float" office:value="4.59045421140188">
                <text:p>4.59045421140188</text:p>
              </table:table-cell>
              <table:table-cell office:value-type="float" office:value="5.00549988307335">
                <text:p>5.005499883073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